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1b008f"/>
    </style:style>
    <style:style style:name="P8" style:family="paragraph" style:parent-style-name="Text_20_body">
      <style:text-properties officeooo:paragraph-rsid="001f93c1"/>
    </style:style>
    <style:style style:name="P9" style:family="paragraph" style:parent-style-name="Text_20_body">
      <style:text-properties officeooo:paragraph-rsid="0021683b"/>
    </style:style>
    <style:style style:name="P10" style:family="paragraph" style:parent-style-name="Text_20_body">
      <style:text-properties officeooo:rsid="001d9489" officeooo:paragraph-rsid="001f93c1"/>
    </style:style>
    <style:style style:name="P11" style:family="paragraph" style:parent-style-name="Text_20_body">
      <style:text-properties officeooo:rsid="001f93c1" officeooo:paragraph-rsid="001f93c1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Preformatted_20_Text">
      <style:text-properties officeooo:paragraph-rsid="001f93c1"/>
    </style:style>
    <style:style style:name="P16" style:family="paragraph" style:parent-style-name="Preformatted_20_Text">
      <style:text-properties officeooo:paragraph-rsid="0023dc98"/>
    </style:style>
    <style:style style:name="P17" style:family="paragraph" style:parent-style-name="Preformatted_20_Text">
      <style:text-properties officeooo:rsid="001d9489" officeooo:paragraph-rsid="001f93c1"/>
    </style:style>
    <style:style style:name="P18" style:family="paragraph" style:parent-style-name="Text_20_body" style:list-style-name="L1">
      <style:text-properties officeooo:paragraph-rsid="00212a04"/>
    </style:style>
    <style:style style:name="P19" style:family="paragraph" style:parent-style-name="Text_20_body" style:list-style-name="L1">
      <style:text-properties officeooo:paragraph-rsid="001f93c1"/>
    </style:style>
    <style:style style:name="P20" style:family="paragraph" style:parent-style-name="Text_20_body" style:list-style-name="L1">
      <style:text-properties officeooo:paragraph-rsid="0021683b"/>
    </style:style>
    <style:style style:name="P21" style:family="paragraph" style:parent-style-name="Text_20_body" style:list-style-name="L1">
      <style:text-properties officeooo:paragraph-rsid="0025b524"/>
    </style:style>
    <style:style style:name="P22" style:family="paragraph" style:parent-style-name="Text_20_body" style:list-style-name="L1">
      <style:text-properties fo:color="#3399ff" officeooo:rsid="001d9489" officeooo:paragraph-rsid="00212a04"/>
    </style:style>
    <style:style style:name="P23" style:family="paragraph" style:parent-style-name="Text_20_body" style:list-style-name="L1">
      <style:text-properties fo:color="#3399ff" officeooo:rsid="001d9489" officeooo:paragraph-rsid="001f93c1"/>
    </style:style>
    <style:style style:name="P24" style:family="paragraph" style:parent-style-name="Text_20_body" style:list-style-name="L1">
      <style:text-properties fo:color="#3399ff" officeooo:rsid="001d9489" officeooo:paragraph-rsid="0021683b"/>
    </style:style>
    <style:style style:name="P25" style:family="paragraph" style:parent-style-name="Text_20_body" style:list-style-name="L1">
      <style:text-properties fo:color="#3399ff" officeooo:rsid="001d9489" officeooo:paragraph-rsid="0023dc98"/>
    </style:style>
    <style:style style:name="P26" style:family="paragraph" style:parent-style-name="Text_20_body" style:list-style-name="L1">
      <style:text-properties fo:color="#3399ff" officeooo:rsid="001d9489" officeooo:paragraph-rsid="0022ab36"/>
    </style:style>
    <style:style style:name="P27" style:family="paragraph" style:parent-style-name="Text_20_body" style:list-style-name="L1">
      <style:text-properties fo:color="#3399ff" officeooo:rsid="001d9489" officeooo:paragraph-rsid="0031dcc3"/>
    </style:style>
    <style:style style:name="P28" style:family="paragraph" style:parent-style-name="Text_20_body" style:list-style-name="L1">
      <style:text-properties fo:color="#3399ff" officeooo:rsid="001d9489" officeooo:paragraph-rsid="00333fee"/>
    </style:style>
    <style:style style:name="P29" style:family="paragraph" style:parent-style-name="Text_20_body" style:list-style-name="L5">
      <style:text-properties fo:color="#3399ff" officeooo:rsid="001d9489" officeooo:paragraph-rsid="0022ab36"/>
    </style:style>
    <style:style style:name="P30" style:family="paragraph" style:parent-style-name="Text_20_body" style:list-style-name="L6">
      <style:text-properties fo:color="#3399ff" officeooo:rsid="001d9489" officeooo:paragraph-rsid="0022ab36"/>
    </style:style>
    <style:style style:name="P31" style:family="paragraph" style:parent-style-name="Text_20_body">
      <style:text-properties fo:color="#3399ff" officeooo:rsid="001d9489" officeooo:paragraph-rsid="0021683b"/>
    </style:style>
    <style:style style:name="P32" style:family="paragraph" style:parent-style-name="Text_20_body">
      <style:text-properties fo:color="#3399ff" officeooo:rsid="001d9489" officeooo:paragraph-rsid="0031dcc3"/>
    </style:style>
    <style:style style:name="P33" style:family="paragraph" style:parent-style-name="Text_20_body" style:list-style-name="L1">
      <style:text-properties fo:color="#3399ff" officeooo:rsid="002eb6d9" officeooo:paragraph-rsid="0021683b"/>
    </style:style>
    <style:style style:name="P34" style:family="paragraph" style:parent-style-name="Text_20_body" style:list-style-name="L1">
      <style:text-properties fo:color="#3399ff" officeooo:rsid="001f93c1" officeooo:paragraph-rsid="0023dc98"/>
    </style:style>
    <style:style style:name="P35" style:family="paragraph" style:parent-style-name="Text_20_body" style:list-style-name="L1">
      <style:text-properties officeooo:rsid="001f93c1" officeooo:paragraph-rsid="00212a04"/>
    </style:style>
    <style:style style:name="P36" style:family="paragraph" style:parent-style-name="Text_20_body" style:list-style-name="L1">
      <style:text-properties officeooo:rsid="001f93c1" officeooo:paragraph-rsid="001f93c1"/>
    </style:style>
    <style:style style:name="P37" style:family="paragraph" style:parent-style-name="Text_20_body" style:list-style-name="L1">
      <style:text-properties officeooo:rsid="001d9489" officeooo:paragraph-rsid="00212a04"/>
    </style:style>
    <style:style style:name="P38" style:family="paragraph" style:parent-style-name="Text_20_body" style:list-style-name="L1">
      <style:text-properties officeooo:rsid="001d9489" officeooo:paragraph-rsid="00262f09"/>
    </style:style>
    <style:style style:name="P39" style:family="paragraph" style:parent-style-name="Text_20_body" style:list-style-name="L1">
      <style:text-properties officeooo:rsid="001d9489" officeooo:paragraph-rsid="001f93c1"/>
    </style:style>
    <style:style style:name="P40" style:family="paragraph" style:parent-style-name="Text_20_body" style:list-style-name="L1">
      <style:text-properties officeooo:rsid="001d9489" officeooo:paragraph-rsid="0021683b"/>
    </style:style>
    <style:style style:name="P41" style:family="paragraph" style:parent-style-name="Text_20_body" style:list-style-name="L1">
      <style:text-properties officeooo:rsid="001d9489" officeooo:paragraph-rsid="0023dc98"/>
    </style:style>
    <style:style style:name="P42" style:family="paragraph" style:parent-style-name="Text_20_body" style:list-style-name="L1">
      <style:text-properties officeooo:rsid="001d9489" officeooo:paragraph-rsid="0022ab36"/>
    </style:style>
    <style:style style:name="P43" style:family="paragraph" style:parent-style-name="Text_20_body" style:list-style-name="L1">
      <style:text-properties officeooo:rsid="001d9489" officeooo:paragraph-rsid="00333fee"/>
    </style:style>
    <style:style style:name="P44" style:family="paragraph" style:parent-style-name="Text_20_body" style:list-style-name="L2">
      <style:text-properties officeooo:rsid="001d9489" officeooo:paragraph-rsid="00212a04"/>
    </style:style>
    <style:style style:name="P45" style:family="paragraph" style:parent-style-name="Text_20_body">
      <style:text-properties officeooo:rsid="001d9489" officeooo:paragraph-rsid="001f93c1"/>
    </style:style>
    <style:style style:name="P46" style:family="paragraph" style:parent-style-name="Text_20_body">
      <style:text-properties officeooo:rsid="001d9489" officeooo:paragraph-rsid="0023dc98"/>
    </style:style>
    <style:style style:name="P47" style:family="paragraph" style:parent-style-name="Text_20_body" style:list-style-name="L1">
      <style:text-properties style:use-window-font-color="true" officeooo:rsid="00212a04" officeooo:paragraph-rsid="00212a04"/>
    </style:style>
    <style:style style:name="P48" style:family="paragraph" style:parent-style-name="Text_20_body" style:list-style-name="L1">
      <style:text-properties style:use-window-font-color="true" officeooo:rsid="001d9489" officeooo:paragraph-rsid="00212a04"/>
    </style:style>
    <style:style style:name="P49" style:family="paragraph" style:parent-style-name="Text_20_body" style:list-style-name="L1">
      <style:text-properties style:use-window-font-color="true" officeooo:rsid="001d9489" officeooo:paragraph-rsid="00262f09"/>
    </style:style>
    <style:style style:name="P50" style:family="paragraph" style:parent-style-name="Text_20_body" style:list-style-name="L3">
      <style:text-properties style:use-window-font-color="true" officeooo:rsid="0021683b" officeooo:paragraph-rsid="0021683b"/>
    </style:style>
    <style:style style:name="P51" style:family="paragraph" style:parent-style-name="Text_20_body" style:list-style-name="L4">
      <style:text-properties officeooo:paragraph-rsid="0022ab36"/>
    </style:style>
    <style:style style:name="P52" style:family="paragraph" style:parent-style-name="Text_20_body" style:list-style-name="L4">
      <style:text-properties officeooo:paragraph-rsid="002b9b80"/>
    </style:style>
    <style:style style:name="P53" style:family="paragraph" style:parent-style-name="Text_20_body" style:list-style-name="L1">
      <style:paragraph-properties fo:margin-top="0in" fo:margin-bottom="0.1965in" style:contextual-spacing="false"/>
      <style:text-properties style:use-window-font-color="true" officeooo:rsid="00212a04" officeooo:paragraph-rsid="00212a04"/>
    </style:style>
    <style:style style:name="P54" style:family="paragraph" style:parent-style-name="Text_20_body" style:list-style-name="L1">
      <style:paragraph-properties fo:margin-top="0in" fo:margin-bottom="0.1965in" style:contextual-spacing="false"/>
      <style:text-properties fo:color="#3399ff" officeooo:rsid="001d9489" officeooo:paragraph-rsid="0021683b"/>
    </style:style>
    <style:style style:name="P55" style:family="paragraph" style:parent-style-name="Heading_20_1" style:list-style-name=""/>
    <style:style style:name="P56" style:family="paragraph" style:parent-style-name="Heading_20_1">
      <style:paragraph-properties fo:break-before="page"/>
    </style:style>
    <style:style style:name="P57" style:family="paragraph" style:parent-style-name="Heading_20_3">
      <style:text-properties officeooo:paragraph-rsid="001f93c1"/>
    </style:style>
    <style:style style:name="P58" style:family="paragraph" style:parent-style-name="Heading_20_3">
      <style:text-properties officeooo:rsid="001f93c1" officeooo:paragraph-rsid="001f93c1"/>
    </style:style>
    <style:style style:name="P59" style:family="paragraph" style:parent-style-name="Heading_20_3">
      <style:text-properties officeooo:rsid="001f93c1" officeooo:paragraph-rsid="0023dc98"/>
    </style:style>
    <style:style style:name="P60" style:family="paragraph" style:parent-style-name="Title" style:master-page-name="First_20_Page">
      <style:paragraph-properties style:page-number="auto"/>
      <style:text-properties officeooo:paragraph-rsid="0004d549"/>
    </style:style>
    <style:style style:name="P61" style:family="paragraph" style:parent-style-name="Preformatted_20_Text" style:list-style-name="L1"/>
    <style:style style:name="P62" style:family="paragraph" style:parent-style-name="Preformatted_20_Text" style:list-style-name="L1">
      <style:text-properties officeooo:paragraph-rsid="001f93c1"/>
    </style:style>
    <style:style style:name="P63" style:family="paragraph" style:parent-style-name="Preformatted_20_Text" style:list-style-name="L1">
      <style:text-properties officeooo:paragraph-rsid="0022ab36"/>
    </style:style>
    <style:style style:name="P64" style:family="paragraph" style:parent-style-name="Preformatted_20_Text" style:list-style-name="L1">
      <style:text-properties officeooo:rsid="001d9489" officeooo:paragraph-rsid="00212a04"/>
    </style:style>
    <style:style style:name="P65" style:family="paragraph" style:parent-style-name="Preformatted_20_Text" style:list-style-name="L1">
      <style:text-properties officeooo:rsid="001d9489" officeooo:paragraph-rsid="001f93c1"/>
    </style:style>
    <style:style style:name="P66" style:family="paragraph" style:parent-style-name="Preformatted_20_Text" style:list-style-name="L4">
      <style:text-properties officeooo:rsid="001d9489" officeooo:paragraph-rsid="001f93c1"/>
    </style:style>
    <style:style style:name="P67" style:family="paragraph" style:parent-style-name="Preformatted_20_Text" style:list-style-name="L5">
      <style:text-properties officeooo:rsid="001d9489" officeooo:paragraph-rsid="001f93c1"/>
    </style:style>
    <style:style style:name="P68" style:family="paragraph" style:parent-style-name="Preformatted_20_Text" style:list-style-name="L6">
      <style:text-properties officeooo:rsid="001d9489" officeooo:paragraph-rsid="001f93c1"/>
    </style:style>
    <style:style style:name="P69" style:family="paragraph" style:parent-style-name="Preformatted_20_Text" style:list-style-name="L2">
      <style:text-properties officeooo:paragraph-rsid="00212a04"/>
    </style:style>
    <style:style style:name="P70" style:family="paragraph" style:parent-style-name="Preformatted_20_Text" style:list-style-name="L1">
      <style:text-properties style:use-window-font-color="true" officeooo:rsid="001d9489" officeooo:paragraph-rsid="0023dc98"/>
    </style:style>
    <style:style style:name="P71" style:family="paragraph" style:parent-style-name="Preformatted_20_Text" style:list-style-name="L4"/>
    <style:style style:name="P72" style:family="paragraph" style:parent-style-name="Preformatted_20_Text" style:list-style-name="L1">
      <style:text-properties officeooo:rsid="001f93c1" officeooo:paragraph-rsid="001f93c1"/>
    </style:style>
    <style:style style:name="P73" style:family="paragraph" style:parent-style-name="Preformatted_20_Text" style:list-style-name="L5"/>
    <style:style style:name="P74" style:family="paragraph" style:parent-style-name="Preformatted_20_Text" style:list-style-name="L5">
      <style:text-properties officeooo:paragraph-rsid="001f93c1"/>
    </style:style>
    <style:style style:name="P75" style:family="paragraph" style:parent-style-name="Preformatted_20_Text" style:list-style-name="L1">
      <style:text-properties fo:color="#3399ff" officeooo:rsid="001d9489" officeooo:paragraph-rsid="0022ab36"/>
    </style:style>
    <style:style style:name="P76" style:family="paragraph" style:parent-style-name="Preformatted_20_Text">
      <style:text-properties fo:color="#3399ff" officeooo:rsid="001d9489" officeooo:paragraph-rsid="001f93c1"/>
    </style:style>
    <style:style style:name="P77" style:family="paragraph" style:parent-style-name="Preformatted_20_Text" style:list-style-name="L6"/>
    <style:style style:name="P78" style:family="paragraph" style:parent-style-name="Preformatted_20_Text" style:list-style-name="L1">
      <style:paragraph-properties fo:margin-top="0in" fo:margin-bottom="0.1965in" style:contextual-spacing="false"/>
    </style:style>
    <style:style style:name="P79" style:family="paragraph" style:parent-style-name="Preformatted_20_Text" style:list-style-name="L1">
      <style:paragraph-properties fo:margin-top="0in" fo:margin-bottom="0.1965in" style:contextual-spacing="false"/>
      <style:text-properties officeooo:paragraph-rsid="0021683b"/>
    </style:style>
    <style:style style:name="P80" style:family="paragraph" style:parent-style-name="Preformatted_20_Text" style:list-style-name="L4">
      <style:paragraph-properties fo:margin-top="0in" fo:margin-bottom="0.1965in" style:contextual-spacing="false"/>
    </style:style>
    <style:style style:name="P81" style:family="paragraph" style:parent-style-name="Preformatted_20_Text" style:list-style-name="L5">
      <style:paragraph-properties fo:margin-top="0in" fo:margin-bottom="0.1965in" style:contextual-spacing="false"/>
      <style:text-properties officeooo:paragraph-rsid="0022ab36"/>
    </style:style>
    <style:style style:name="P82" style:family="paragraph" style:parent-style-name="Preformatted_20_Text" style:list-style-name="L6">
      <style:paragraph-properties fo:margin-top="0in" fo:margin-bottom="0.1965in" style:contextual-spacing="fals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9dd8f"/>
    </style:style>
    <style:style style:name="T5" style:family="text">
      <style:text-properties officeooo:rsid="001b008f"/>
    </style:style>
    <style:style style:name="T6" style:family="text">
      <style:text-properties fo:color="#3399ff"/>
    </style:style>
    <style:style style:name="T7" style:family="text">
      <style:text-properties fo:color="#3399ff" officeooo:rsid="001d9489"/>
    </style:style>
    <style:style style:name="T8" style:family="text">
      <style:text-properties fo:color="#3399ff" officeooo:rsid="001f93c1"/>
    </style:style>
    <style:style style:name="T9" style:family="text">
      <style:text-properties fo:color="#3399ff" officeooo:rsid="00212a04"/>
    </style:style>
    <style:style style:name="T10" style:family="text">
      <style:text-properties fo:color="#3399ff" officeooo:rsid="0021683b"/>
    </style:style>
    <style:style style:name="T11" style:family="text">
      <style:text-properties fo:color="#3399ff" officeooo:rsid="0023dc98"/>
    </style:style>
    <style:style style:name="T12" style:family="text">
      <style:text-properties fo:color="#3399ff" officeooo:rsid="0025b524"/>
    </style:style>
    <style:style style:name="T13" style:family="text">
      <style:text-properties fo:color="#3399ff" officeooo:rsid="00262f09"/>
    </style:style>
    <style:style style:name="T14" style:family="text">
      <style:text-properties fo:color="#3399ff" officeooo:rsid="0027307f"/>
    </style:style>
    <style:style style:name="T15" style:family="text">
      <style:text-properties fo:color="#3399ff" officeooo:rsid="002833ef"/>
    </style:style>
    <style:style style:name="T16" style:family="text">
      <style:text-properties fo:color="#3399ff" officeooo:rsid="002a1891"/>
    </style:style>
    <style:style style:name="T17" style:family="text">
      <style:text-properties fo:color="#3399ff" officeooo:rsid="002b9b80"/>
    </style:style>
    <style:style style:name="T18" style:family="text">
      <style:text-properties fo:color="#3399ff" officeooo:rsid="002d0aa1"/>
    </style:style>
    <style:style style:name="T19" style:family="text">
      <style:text-properties fo:color="#3399ff" officeooo:rsid="002eb6d9"/>
    </style:style>
    <style:style style:name="T20" style:family="text">
      <style:text-properties fo:color="#3399ff" officeooo:rsid="0030377b"/>
    </style:style>
    <style:style style:name="T21" style:family="text">
      <style:text-properties fo:color="#3399ff" officeooo:rsid="00333fee"/>
    </style:style>
    <style:style style:name="T22" style:family="text">
      <style:text-properties fo:color="#3399ff" officeooo:rsid="00345fb1"/>
    </style:style>
    <style:style style:name="T23" style:family="text">
      <style:text-properties officeooo:rsid="001f93c1"/>
    </style:style>
    <style:style style:name="T24" style:family="text">
      <style:text-properties officeooo:rsid="001d9489"/>
    </style:style>
    <style:style style:name="T25" style:family="text">
      <style:text-properties officeooo:rsid="0022ab36"/>
    </style:style>
    <style:style style:name="T26" style:family="text">
      <style:text-properties officeooo:rsid="0025b524"/>
    </style:style>
    <style:style style:name="T27" style:family="text">
      <style:text-properties officeooo:rsid="0027307f"/>
    </style:style>
    <style:style style:name="T28" style:family="text">
      <style:text-properties officeooo:rsid="00315666"/>
    </style:style>
    <style:style style:name="T29" style:family="text">
      <style:text-properties officeooo:rsid="0031dcc3"/>
    </style:style>
    <style:style style:name="T30" style:family="text">
      <style:text-properties officeooo:rsid="00333fee"/>
    </style:style>
    <style:style style:name="T31" style:family="text">
      <style:text-properties officeooo:rsid="002d0aa1"/>
    </style:style>
    <style:style style:name="T32" style:family="text">
      <style:text-properties officeooo:rsid="00345fb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0">
      <number:day number:style="long"/>
      <number:text> </number:text>
      <number:month number:textual="true"/>
      <number:text> </number:text>
      <number:year number:style="long"/>
    </number:date-style>
    <number:date-style style:name="N121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6"/>
      <text:p text:style-name="P6"/>
      <text:p text:style-name="P6"/>
      <text:p text:style-name="P6"><text:title>Development Specification</text:title></text:p>
      <text:p text:style-name="P5"><text:subject>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0">22 Jun 2017</text:modification-date></text:span></text:p>
      <text:p text:style-name="P4">Number of pages <text:page-count>11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7-06-21">
            <text:p text:style-name="Table_20_Contents"><text:span text:style-name="T4">21</text:span>-Jun-<text:span text:style-name="T4">17</text:span></text:p>
          </table:table-cell>
          <table:table-cell table:style-name="RevisionHistory.A2" office:value-type="string">
            <text:p text:style-name="Table_20_Contents"><text:span text:style-name="T4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tovmasyanvahagn@gmail.com?subject=Regarding%20DevSpec%20template%20document" text:style-name="Internet_20_link" text:visited-style-name="Visited_20_Internet_20_Link"><text:span text:style-name="T4">Vahagn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4"><text:a xlink:type="simple" xlink:href="#__RefHeading__487_1744266495" text:style-name="Index_20_Link" text:visited-style-name="Index_20_Link">1. Introduction<text:tab/>4</text:a></text:p>
          <text:p text:style-name="P13"><text:a xlink:type="simple" xlink:href="#__RefHeading__489_1744266495" text:style-name="Index_20_Link" text:visited-style-name="Index_20_Link">1.1. Document identifier<text:tab/>4</text:a></text:p>
          <text:p text:style-name="P13"><text:a xlink:type="simple" xlink:href="#__RefHeading__491_1744266495" text:style-name="Index_20_Link" text:visited-style-name="Index_20_Link">1.2. Scope<text:tab/>4</text:a></text:p>
          <text:p text:style-name="P13"><text:a xlink:type="simple" xlink:href="#__RefHeading__493_1744266495" text:style-name="Index_20_Link" text:visited-style-name="Index_20_Link">1.3. Definitions of Terms and Acronyms<text:tab/>4</text:a></text:p>
          <text:p text:style-name="P13"><text:a xlink:type="simple" xlink:href="#__RefHeading__495_1744266495" text:style-name="Index_20_Link" text:visited-style-name="Index_20_Link">1.4. References<text:tab/>4</text:a></text:p>
          <text:p text:style-name="P14"><text:a xlink:type="simple" xlink:href="#__RefHeading__497_1744266495" text:style-name="Index_20_Link" text:visited-style-name="Index_20_Link">2. Problem Statement<text:tab/>4</text:a></text:p>
          <text:p text:style-name="P13"><text:a xlink:type="simple" xlink:href="#__RefHeading__499_1744266495" text:style-name="Index_20_Link" text:visited-style-name="Index_20_Link">2.1. Overview of Solution<text:tab/>4</text:a></text:p>
          <text:p text:style-name="P13"><text:a xlink:type="simple" xlink:href="#__RefHeading__775_437309686" text:style-name="Index_20_Link" text:visited-style-name="Index_20_Link">2.2. Components<text:tab/>4</text:a></text:p>
          <text:p text:style-name="P13"><text:a xlink:type="simple" xlink:href="#__RefHeading__501_1744266495" text:style-name="Index_20_Link" text:visited-style-name="Index_20_Link">2.3. Source Code Organization<text:tab/>4</text:a></text:p>
        </text:index-body>
      </text:table-of-content>
      <text:p text:style-name="Text_20_body"/>
      <text:h text:style-name="P55" text:outline-level="1"/>
      <text:h text:style-name="P56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identifier<text:bookmark-end text:name="__RefHeading__489_1744266495"/></text:h>
      <text:p text:style-name="Text_20_body"><text:description>This is a development specification document for Messenger.</text:description></text:p>
      <text:h text:style-name="Heading_20_2" text:outline-level="2"><text:bookmark-start text:name="__RefHeading__491_1744266495"/>Scope<text:bookmark-end text:name="__RefHeading__491_1744266495"/></text:h>
      <text:p text:style-name="P7">This document describes the <text:span text:style-name="T5">development specification</text:span> of the project. Details can be found in sub-sections of <text:bookmark-ref text:reference-format="text" text:ref-name="__RefHeading__497_1744266495">Problem Statement</text:bookmark-ref> section.</text:p>
      <text:h text:style-name="Heading_20_2" text:outline-level="2"><text:bookmark-start text:name="__RefHeading__493_1744266495"/>Definitions of Terms and Acronyms<text:bookmark-end text:name="__RefHeading__493_1744266495"/></text:h>
      <text:h text:style-name="Heading_20_2" text:outline-level="2"><text:bookmark-start text:name="__RefHeading__495_1744266495"/>References<text:bookmark-end text:name="__RefHeading__495_1744266495"/></text:h>
      <text:list xml:id="list6018355340670462856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497_1744266495"/>Problem Statement<text:bookmark-end text:name="__RefHeading__497_1744266495"/></text:h>
      <text:h text:style-name="Heading_20_2" text:outline-level="2"><text:bookmark-start text:name="__RefHeading__499_1744266495"/>Overview of Solution<text:bookmark-end text:name="__RefHeading__499_1744266495"/></text:h>
      <text:p text:style-name="Text_20_body"/>
      <text:h text:style-name="Heading_20_2" text:outline-level="2"><text:bookmark-start text:name="__RefHeading__775_437309686"/>Components<text:bookmark-end text:name="__RefHeading__775_437309686"/></text:h>
      <text:h text:style-name="Heading_20_3" text:outline-level="3">Server</text:h>
      <text:list xml:id="list1599529638715979331" text:style-name="L1">
        <text:list-header>
          <text:p text:style-name="P22">// Function for creating an object of Server.</text:p>
        </text:list-header>
        <text:list-item>
          <text:p text:style-name="P35">Server()</text:p>
          <text:p text:style-name="P37"><text:span text:style-name="T6">// Function </text:span><text:span text:style-name="T18">from where the server starts to operate.</text:span></text:p>
        </text:list-item>
        <text:list-item>
          <text:p text:style-name="P47">run()</text:p>
          <text:p text:style-name="P48"><text:span text:style-name="T6">//Function </text:span><text:span text:style-name="T18">that handles every connected user.</text:span></text:p>
        </text:list-item>
        <text:list-item>
          <text:p text:style-name="P47">handleSession()</text:p>
          <text:p text:style-name="P47"/>
        </text:list-item>
      </text:list>
      <text:h text:style-name="P57" text:outline-level="3">Server<text:span text:style-name="T23">User</text:span></text:h>
      <text:p text:style-name="P11">Public interfaces for ServerUser:</text:p>
      <text:list xml:id="list143805826436805" text:continue-numbering="true" text:style-name="L1">
        <text:list-header>
          <text:p text:style-name="P22">// Function for creating an object of <text:s/><text:span text:style-name="T23">ServerUser..</text:span></text:p>
        </text:list-header>
        <text:list-item>
          <text:p text:style-name="P35">ServerUser()</text:p>
        </text:list-item>
        <text:list-item>
          <text:p text:style-name="P64"><text:span text:style-name="T27">ServerUser</text:span>(const SOCKET, const String&amp;, const String&amp;,</text:p>
        </text:list-item>
      </text:list>
      <text:p text:style-name="Preformatted_20_Text"><text:s text:c="24"/>const String&amp;, <text:span text:style-name="T27">c</text:span>onst String&amp;, const bool)</text:p>
      <text:list xml:id="list1068774391955669795" text:style-name="L2">
        <text:list-item>
          <text:p text:style-name="P69">explicit ServerUser(const SOCKET)</text:p>
          <text:p text:style-name="P69"/>
          <text:p text:style-name="P44"><text:span text:style-name="T6">// Function for </text:span><text:span text:style-name="T13">concerting object to String for sending to other users.</text:span></text:p>
        </text:list-item>
      </text:list>
      <text:list xml:id="list143806260016540" text:continue-list="list143805826436805" text:style-name="L1">
        <text:list-item>
          <text:p text:style-name="P53">String toString() const</text:p>
          <text:p text:style-name="P49"><text:span text:style-name="T6">// Function for </text:span><text:span text:style-name="T12">converting object to String for log</text:span><text:span text:style-name="T13">ging</text:span><text:span text:style-name="T12">.</text:span></text:p>
        </text:list-item>
        <text:list-item>
          <text:p text:style-name="P61">String toStringLog() const</text:p>
          <text:p text:style-name="P38"><text:span text:style-name="T6">// Function for </text:span><text:span text:style-name="T12">initializing object from given string </text:span><text:span text:style-name="T13">read from the file</text:span><text:span text:style-name="T12">.</text:span></text:p>
        </text:list-item>
        <text:list-item>
          <text:p text:style-name="P61">bool fromString(String&amp;)</text:p>
          <text:p text:style-name="P38"><text:span text:style-name="T6">// Function for </text:span><text:span text:style-name="T12">initializing object from given string </text:span><text:span text:style-name="T13">received from user</text:span><text:span text:style-name="T12">.</text:span></text:p>
        </text:list-item>
        <text:list-item>
          <text:p text:style-name="P61">bool fromString(String&amp;, int)</text:p>
          <text:p text:style-name="P18"><text:span text:style-name="T7">// Function </text:span><text:span text:style-name="T14">that returns current socket of the object.</text:span></text:p>
        </text:list-item>
        <text:list-item>
          <text:p text:style-name="P61"><text:soft-page-break/>SOCKET getSocket() const</text:p>
          <text:p text:style-name="P37"><text:span text:style-name="T6">// Function </text:span><text:span text:style-name="T15">that returns login of the object.</text:span></text:p>
        </text:list-item>
        <text:list-item>
          <text:p text:style-name="P61">String getLogin() const</text:p>
          <text:p text:style-name="P37"><text:span text:style-name="T6">// Function </text:span><text:span text:style-name="T15">that returns name of the object.</text:span></text:p>
        </text:list-item>
        <text:list-item>
          <text:p text:style-name="P61">String getName() const</text:p>
          <text:p text:style-name="P37"><text:span text:style-name="T6">// Function </text:span><text:span text:style-name="T15">that returns surname of the object.</text:span></text:p>
        </text:list-item>
        <text:list-item>
          <text:p text:style-name="P61">String getSurname() const</text:p>
          <text:p text:style-name="P37"><text:span text:style-name="T6">// Function </text:span><text:span text:style-name="T15">that returns password of the object.</text:span></text:p>
        </text:list-item>
        <text:list-item>
          <text:p text:style-name="P61">String getPassword() const</text:p>
          <text:p text:style-name="P37"><text:span text:style-name="T6">// Function </text:span><text:span text:style-name="T15">that returns current status of the object.</text:span></text:p>
        </text:list-item>
        <text:list-item>
          <text:p text:style-name="P61">bool getStatus() const</text:p>
          <text:p text:style-name="P18"><text:span text:style-name="T7">// Function </text:span><text:span text:style-name="T16">that sets socket of the object to given.</text:span></text:p>
        </text:list-item>
        <text:list-item>
          <text:p text:style-name="P61">void setSocket(const SOCKET) const</text:p>
          <text:p text:style-name="P37"><text:span text:style-name="T6">// Function </text:span><text:span text:style-name="T16">that sets current status of the object to given.</text:span></text:p>
        </text:list-item>
        <text:list-item>
          <text:p text:style-name="P61">void setStatus(const bool) const</text:p>
          <text:p text:style-name="P18"><text:span text:style-name="T7">// Function </text:span><text:span text:style-name="T15">that returns </text:span><text:span text:style-name="T16">the number of pending messages of the object.</text:span></text:p>
        </text:list-item>
        <text:list-item>
          <text:p text:style-name="P61">SizeType messagesCount() const</text:p>
          <text:p text:style-name="P37"><text:span text:style-name="T6">// Function </text:span><text:span text:style-name="T15">that sets pending messages of the object to given.</text:span></text:p>
        </text:list-item>
        <text:list-item>
          <text:p text:style-name="P61">void setPMessages(PMessagesPtr) const</text:p>
          <text:p text:style-name="P37"><text:span text:style-name="T6">// Function </text:span><text:span text:style-name="T15">that returns pending messages of the object.</text:span></text:p>
        </text:list-item>
        <text:list-item>
          <text:p text:style-name="P61">PMessagesPtr getPMessages() const</text:p>
          <text:p text:style-name="P18"><text:span text:style-name="T7">// Function </text:span><text:span text:style-name="T15">that closes socket of the object.</text:span></text:p>
        </text:list-item>
        <text:list-item>
          <text:p text:style-name="P61">void closeSocket() const</text:p>
          <text:p text:style-name="P18"><text:span text:style-name="T7">// Function fo</text:span><text:span text:style-name="T9">r </text:span><text:span text:style-name="T15">comparing two users.</text:span></text:p>
        </text:list-item>
        <text:list-item>
          <text:p text:style-name="P61">bool operator&lt;(const ServerUser&amp;) const</text:p>
          <text:p text:style-name="P37"><text:span text:style-name="T6">// Function </text:span><text:span text:style-name="T15">for overloading assignment operator.</text:span></text:p>
        </text:list-item>
        <text:list-item>
          <text:p text:style-name="P61">void operator=(const ServerUser&amp;)</text:p>
          <text:p text:style-name="P18"><text:span text:style-name="T7">// Function </text:span><text:span text:style-name="T15">that returns pointer of the object.</text:span></text:p>
        </text:list-item>
        <text:list-item>
          <text:p text:style-name="P78">ServerUser* getPointer() const</text:p>
        </text:list-item>
      </text:list>
      <text:h text:style-name="P57" text:outline-level="3"/>
      <text:h text:style-name="P58" text:outline-level="3">TransportLayer</text:h>
      <text:p text:style-name="P10">Public interfaces for TransportLayer:</text:p>
      <text:p text:style-name="P9"><text:span text:style-name="T7"><text:tab/> <text:s/>//</text:span><text:span text:style-name="T10">class that provides functionality for traversing TransportLayer.</text:span></text:p>
      <text:list xml:id="list2903848349758532937" text:style-name="L3">
        <text:list-item>
          <text:p text:style-name="P50">Iterator</text:p>
        </text:list-item>
      </text:list>
      <text:list xml:id="list143806066660335" text:continue-list="list143806260016540" text:style-name="L1">
        <text:list-header>
          <text:p text:style-name="P23">// Function for creating an object of <text:span text:style-name="T23">TransportLayer.</text:span></text:p>
        </text:list-header>
        <text:list-item>
          <text:p text:style-name="P36">TransportLayer()</text:p>
          <text:p text:style-name="P19"><text:span text:style-name="T7">// Function </text:span><text:span text:style-name="T19">that returns the first element of the </text:span><text:span text:style-name="T20">object</text:span><text:span text:style-name="T19">.</text:span></text:p>
        </text:list-item>
        <text:list-item>
          <text:p text:style-name="P19">Iterator begin()</text:p>
          <text:p text:style-name="P20"><text:span text:style-name="T7">// Function that returns the past-</text:span><text:span text:style-name="T19">to</text:span><text:span text:style-name="T7">-e</text:span><text:span text:style-name="T19">n</text:span><text:span text:style-name="T7">d </text:span><text:span text:style-name="T19">of the object.</text:span></text:p>
        </text:list-item>
        <text:list-item>
          <text:p text:style-name="P19">Iterator end()</text:p>
          <text:p text:style-name="P20"><text:span text:style-name="T7">// Function </text:span><text:span text:style-name="T19">that divides given string into separate substrings.</text:span></text:p>
          <text:p text:style-name="P33"><text:s text:c="3"/>Each of them represents a separate message.</text:p>
        </text:list-item>
        <text:list-item>
          <text:p text:style-name="P19">void processMessage(char*)</text:p>
          <text:p text:style-name="P20"><text:span text:style-name="T7">// Function </text:span><text:span text:style-name="T19">that erases the messages from the object.</text:span></text:p>
        </text:list-item>
        <text:list-item>
          <text:p text:style-name="P19"><text:soft-page-break/>void clear()</text:p>
        </text:list-item>
      </text:list>
      <text:p text:style-name="P10"/>
      <text:h text:style-name="P58" text:outline-level="3">WordExtractor</text:h>
      <text:p text:style-name="P10">Public interfaces for WordExtractor:</text:p>
      <text:list xml:id="list143806358517674" text:continue-numbering="true" text:style-name="L1">
        <text:list-header>
          <text:p text:style-name="P39"><text:span text:style-name="T6">// </text:span><text:span text:style-name="T22">Character wich </text:span></text:p>
        </text:list-header>
        <text:list-item>
          <text:p text:style-name="P65">static const char delim = '%'</text:p>
        </text:list-item>
      </text:list>
      <text:p text:style-name="Preformatted_20_Text"/>
      <text:list xml:id="list143807570139818" text:continue-numbering="true" text:style-name="L1">
        <text:list-header>
          <text:p text:style-name="P24">// Function <text:span text:style-name="T32">that returns the first word of given string.</text:span></text:p>
        </text:list-header>
        <text:list-item>
          <text:p text:style-name="P61">String operator()(String&amp; str, const bool = true, const char = delim)</text:p>
        </text:list-item>
      </text:list>
      <text:p text:style-name="Preformatted_20_Text"/>
      <text:list xml:id="list143805597869442" text:continue-numbering="true" text:style-name="L1">
        <text:list-header>
          <text:p text:style-name="P24">// Function <text:span text:style-name="T32">that returns the first word of given c-string and write into given integer</text:span></text:p>
        </text:list-header>
      </text:list>
      <text:p text:style-name="P31"><text:s text:c="2"/><text:tab/> <text:s text:c="5"/><text:span text:style-name="T32">the position where that word ends.</text:span></text:p>
      <text:list xml:id="list143806252312357" text:continue-numbering="true" text:style-name="L1">
        <text:list-item>
          <text:p text:style-name="P78">String operator()(char*, int&amp;)</text:p>
          <text:p text:style-name="P23"/>
        </text:list-item>
      </text:list>
      <text:h text:style-name="P57" text:outline-level="3">DBControlle<text:span text:style-name="T23">r</text:span></text:h>
      <text:p text:style-name="P10">Public interfaces for DBController:</text:p>
      <text:list xml:id="list143805718033087" text:continue-numbering="true" text:style-name="L1">
        <text:list-header>
          <text:p text:style-name="P23">// Function for creating an object of <text:span text:style-name="T23">DBController.</text:span></text:p>
        </text:list-header>
        <text:list-item>
          <text:p text:style-name="P36">DBController()</text:p>
        </text:list-item>
        <text:list-item>
          <text:p text:style-name="P65">DBController(Users*)</text:p>
        </text:list-item>
      </text:list>
      <text:p text:style-name="Preformatted_20_Text"/>
      <text:list xml:id="list143807195733452" text:continue-numbering="true" text:style-name="L1">
        <text:list-header>
          <text:p text:style-name="P24">// Function <text:span text:style-name="T29">that searches conversation of given two users.</text:span></text:p>
        </text:list-header>
        <text:list-item>
          <text:p text:style-name="P61">ConvIter findConversation(const String&amp;, const String&amp;)</text:p>
          <text:p text:style-name="P27">// Function <text:span text:style-name="T29">that adds given message to the conversation of given two users.</text:span></text:p>
        </text:list-item>
        <text:list-item>
          <text:p text:style-name="P61">void addMessage(const String&amp;, const String&amp;, const String&amp;)</text:p>
          <text:p text:style-name="P27">// Function <text:span text:style-name="T29">that adds given pending message </text:span></text:p>
        </text:list-item>
      </text:list>
      <text:p text:style-name="P32"><text:span text:style-name="T29"><text:s text:c="3"/><text:tab/> <text:s text:c="5"/>to the given users file containing pending messages.</text:span></text:p>
      <text:list xml:id="list143805902648605" text:continue-numbering="true" text:style-name="L1">
        <text:list-item>
          <text:p text:style-name="P61">void addPendingMessage(const String&amp;, const String&amp;)</text:p>
          <text:p text:style-name="P27">// Function <text:span text:style-name="T29">that removes pending messages of the user <text:s/>and writes</text:span></text:p>
          <text:p text:style-name="P27"><text:s text:c="3"/><text:span text:style-name="T29">them into the corresponding conversation file.</text:span></text:p>
        </text:list-item>
        <text:list-item>
          <text:p text:style-name="P61">void addPMsgsToConv(const String&amp;)</text:p>
          <text:p text:style-name="P27">// Function <text:span text:style-name="T29">that reads the file containing pending messages for given user..</text:span></text:p>
        </text:list-item>
        <text:list-item>
          <text:p text:style-name="P61">PMessagesPtr getPMessages(const String&amp;)</text:p>
          <text:p text:style-name="P24">// <text:span text:style-name="T29">Function that reads the file containing the conversation of given two users.</text:span></text:p>
        </text:list-item>
        <text:list-item>
          <text:p text:style-name="P61">ConvPtr getConversation(const String&amp;, const String&amp;)</text:p>
          <text:p text:style-name="P27">// Function <text:span text:style-name="T29">that converts given user into string and adds it into the users file.</text:span></text:p>
        </text:list-item>
        <text:list-item>
          <text:p text:style-name="P61">void addUser(const User&amp;)</text:p>
          <text:p text:style-name="P24">// Function <text:span text:style-name="T29">that reads users file and converts every string into user.</text:span></text:p>
        </text:list-item>
        <text:list-item>
          <text:p text:style-name="P61">void getUsers()</text:p>
          <text:p text:style-name="P24">// Function <text:span text:style-name="T29">that writes given string into log file.</text:span></text:p>
        </text:list-item>
        <text:list-item>
          <text:p text:style-name="P61">void log(const String&amp;)</text:p>
          <text:p text:style-name="P24">// Function <text:span text:style-name="T28">that writes converted into string users into the log file.</text:span></text:p>
        </text:list-item>
        <text:list-item>
          <text:p text:style-name="P78">void logUsers()<text:line-break/></text:p>
        </text:list-item>
      </text:list>
      <text:h text:style-name="P57" text:outline-level="3"><text:soft-page-break/></text:h>
      <text:h text:style-name="P58" text:outline-level="3">Conversation</text:h>
      <text:p text:style-name="P10">Public interfaces for Conversation:</text:p>
      <text:list xml:id="list143807113530189" text:continue-numbering="true" text:style-name="L1">
        <text:list-header>
          <text:p text:style-name="P23">// Function for creating an object of <text:span text:style-name="T23">Conversation.</text:span></text:p>
        </text:list-header>
        <text:list-item>
          <text:p text:style-name="P65">Conversation(const String&amp;, const String&amp;)</text:p>
        </text:list-item>
      </text:list>
      <text:p text:style-name="P15"/>
      <text:list xml:id="list143806672445207" text:continue-numbering="true" text:style-name="L1">
        <text:list-header>
          <text:p text:style-name="P24">// Function <text:span text:style-name="T30">that checks if the file name of the object consists of given two names.</text:span></text:p>
        </text:list-header>
        <text:list-item>
          <text:p text:style-name="P61">bool equal(const String&amp;, const String&amp;) const</text:p>
          <text:p text:style-name="P24">// Function <text:span text:style-name="T30">that writes given string into the file of the object.</text:span></text:p>
        </text:list-item>
        <text:list-item>
          <text:p text:style-name="P61">void addMessage(const String&amp;)</text:p>
          <text:p text:style-name="P24">// Function <text:span text:style-name="T30">that reads the file of the object, adds it into a container </text:span></text:p>
          <text:p text:style-name="P24"><text:s text:c="3"/><text:span text:style-name="T30">and returns smart pointer of the container.</text:span></text:p>
        </text:list-item>
        <text:list-item>
          <text:p text:style-name="P78">ConvPtr getConversation()</text:p>
        </text:list-item>
      </text:list>
      <text:p text:style-name="P10"/>
      <text:h text:style-name="P58" text:outline-level="3">Controller</text:h>
      <text:p text:style-name="P10">Public interfaces for Controller:</text:p>
      <text:list xml:id="list143807043900087" text:continue-numbering="true" text:style-name="L1">
        <text:list-header>
          <text:p text:style-name="P23">// Function for creating an object of <text:span text:style-name="T23">Controller</text:span></text:p>
        </text:list-header>
        <text:list-item>
          <text:p text:style-name="P65">Controller(Client&amp;)</text:p>
        </text:list-item>
      </text:list>
      <text:p text:style-name="P76"/>
      <text:list xml:id="list143806959450875" text:continue-numbering="true" text:style-name="L1">
        <text:list-header>
          <text:p text:style-name="P43"><text:span text:style-name="T6">// Function </text:span><text:span text:style-name="T18">from where the </text:span><text:span text:style-name="T21">controller </text:span><text:span text:style-name="T18">starts to operate.</text:span></text:p>
        </text:list-header>
        <text:list-item>
          <text:p text:style-name="P61">void run()</text:p>
          <text:p text:style-name="P28">// Function <text:span text:style-name="T31">that handles connection with server.</text:span></text:p>
        </text:list-item>
        <text:list-item>
          <text:p text:style-name="P61">void handleSession()</text:p>
          <text:p text:style-name="P24">// Function <text:span text:style-name="T30">that sends login request with given login and password to the server.</text:span></text:p>
        </text:list-item>
        <text:list-item>
          <text:p text:style-name="P61">String sendLoginRequest(const String&amp;, const String&amp;)</text:p>
          <text:p text:style-name="P24">// Function <text:span text:style-name="T30">that sends logout request to the server.</text:span></text:p>
        </text:list-item>
        <text:list-item>
          <text:p text:style-name="P61">String sendLogoutRequest()</text:p>
          <text:p text:style-name="P24">// Function <text:span text:style-name="T30">that sends registration request with given login, name, surname</text:span></text:p>
          <text:p text:style-name="P24"><text:s text:c="3"/><text:span text:style-name="T30">and password to the server.</text:span></text:p>
        </text:list-item>
        <text:list-item>
          <text:p text:style-name="P61">String sendRegistrationRequest(const String&amp;, const String&amp;,</text:p>
          <text:p text:style-name="P61"><text:s text:c="32"/>const String&amp;, const String&amp;)</text:p>
          <text:p text:style-name="P24">// Function <text:s/><text:span text:style-name="T30">that sends user's login and message to server.</text:span></text:p>
        </text:list-item>
        <text:list-item>
          <text:p text:style-name="P61">String sendMessageToUser(const String&amp;, String&amp;)</text:p>
          <text:p text:style-name="P24">// Function <text:span text:style-name="T30">that sends conversation request with given user's login to the server.</text:span></text:p>
        </text:list-item>
        <text:list-item>
          <text:p text:style-name="P79">String sendConvRequest(const String&amp;)</text:p>
          <text:p text:style-name="P54">// Function <text:span text:style-name="T30">that returns login of the object</text:span></text:p>
        </text:list-item>
        <text:list-item>
          <text:p text:style-name="P65">String getLogin() const</text:p>
        </text:list-item>
      </text:list>
      <text:p text:style-name="P10"/>
      <text:h text:style-name="P59" text:outline-level="3">Client</text:h>
      <text:p text:style-name="P46">Public interfaces for Client:</text:p>
      <text:list xml:id="list143805998606020" text:continue-numbering="true" text:style-name="L1">
        <text:list-header>
          <text:p text:style-name="P25">// Function for creating an object of <text:span text:style-name="T23">Client.</text:span></text:p>
        </text:list-header>
        <text:list-item>
          <text:p text:style-name="P70">Client()</text:p>
        </text:list-item>
      </text:list>
      <text:p text:style-name="P16"/>
      <text:list xml:id="list143807597864336" text:continue-numbering="true" text:style-name="L1">
        <text:list-header>
          <text:p text:style-name="P41"><text:soft-page-break/><text:span text:style-name="T6">// Function for <text:s/></text:span><text:span text:style-name="T11">connecting to server.</text:span></text:p>
        </text:list-header>
        <text:list-item>
          <text:p text:style-name="P61">void connectServer()</text:p>
          <text:p text:style-name="P41"><text:span text:style-name="T6">// Function for </text:span><text:span text:style-name="T11">closing the socket that comunicates with server.</text:span></text:p>
        </text:list-item>
        <text:list-item>
          <text:p text:style-name="P61">void closeConnection()</text:p>
          <text:p text:style-name="P41"><text:span text:style-name="T6">// Function for </text:span><text:span text:style-name="T11">sending message to server.</text:span></text:p>
        </text:list-item>
        <text:list-item>
          <text:p text:style-name="P61">int sendMessage(const String&amp;)</text:p>
          <text:p text:style-name="P41"><text:span text:style-name="T6">// Function for </text:span><text:span text:style-name="T11">receiving message from server.</text:span></text:p>
        </text:list-item>
        <text:list-item>
          <text:p text:style-name="P78">int recvMessage(TransportLayer&amp;)</text:p>
          <text:p text:style-name="P34"/>
        </text:list-item>
      </text:list>
      <text:h text:style-name="P58" text:outline-level="3">ClientUser</text:h>
      <text:p text:style-name="P10">Public interfaces for ClientUser:</text:p>
      <text:list xml:id="list143807492567265" text:continue-numbering="true" text:style-name="L1">
        <text:list-header>
          <text:p text:style-name="P23">// Function<text:span text:style-name="T26">s</text:span> for creating an object of <text:span text:style-name="T23">ClientUser.</text:span></text:p>
        </text:list-header>
        <text:list-item>
          <text:p text:style-name="P36">ClientUser()</text:p>
        </text:list-item>
        <text:list-item>
          <text:p text:style-name="P65">explicit ClientUser(String&amp;)</text:p>
        </text:list-item>
      </text:list>
      <text:p text:style-name="Preformatted_20_Text"/>
      <text:p text:style-name="Preformatted_20_Text"/>
      <text:list xml:id="list143805725879938" text:continue-numbering="true" text:style-name="L1">
        <text:list-header>
          <text:p text:style-name="P40"><text:span text:style-name="T6">// Function for </text:span><text:span text:style-name="T12">initializing object from given string.</text:span></text:p>
        </text:list-header>
        <text:list-item>
          <text:p text:style-name="P61">bool fromString(String&amp;)</text:p>
          <text:p text:style-name="P20"><text:span text:style-name="T7">// Function for </text:span><text:span text:style-name="T12">adding new message to messages.</text:span></text:p>
        </text:list-item>
        <text:list-item>
          <text:p text:style-name="P61">void addMessage(const String&amp;)</text:p>
          <text:p text:style-name="P20"><text:span text:style-name="T7">// Function for </text:span><text:span text:style-name="T12">converting object to String for log.</text:span></text:p>
        </text:list-item>
        <text:list-item>
          <text:p text:style-name="P61">String toStringLog() const</text:p>
          <text:p text:style-name="P40"><text:span text:style-name="T6">// Function </text:span><text:span text:style-name="T12">that returns login of the object.</text:span></text:p>
        </text:list-item>
        <text:list-item>
          <text:p text:style-name="P61">String getLogin() const</text:p>
          <text:p text:style-name="P21"><text:span text:style-name="T7">// Function </text:span><text:span text:style-name="T12">that returns login of the object.</text:span></text:p>
        </text:list-item>
        <text:list-item>
          <text:p text:style-name="P61">String getName() const</text:p>
          <text:p text:style-name="P21"><text:span text:style-name="T7">// Function </text:span><text:span text:style-name="T12">that returns name of the object.</text:span></text:p>
        </text:list-item>
        <text:list-item>
          <text:p text:style-name="P61">String getSurname() const</text:p>
          <text:p text:style-name="P21"><text:span text:style-name="T7">// Function </text:span><text:span text:style-name="T12">that returns surname of the object.</text:span></text:p>
        </text:list-item>
        <text:list-item>
          <text:p text:style-name="P61">bool getStatus() const</text:p>
          <text:p text:style-name="P21"><text:span text:style-name="T7">// Function </text:span><text:span text:style-name="T12">that returns current status of the object.</text:span></text:p>
        </text:list-item>
        <text:list-item>
          <text:p text:style-name="P61">SizeType getUnreadMessagesCount() const</text:p>
          <text:p text:style-name="P21"><text:span text:style-name="T7">// Function </text:span><text:span text:style-name="T12">that returns unread messages of the object.</text:span></text:p>
        </text:list-item>
        <text:list-item>
          <text:p text:style-name="P61">Messages&amp; getMessages()</text:p>
          <text:p text:style-name="P21"><text:span text:style-name="T7">// Function </text:span><text:span text:style-name="T12">that returns messages of the object.</text:span></text:p>
        </text:list-item>
        <text:list-item>
          <text:p text:style-name="P61">void setStatus(const bool)</text:p>
          <text:p text:style-name="P20"><text:span text:style-name="T7">// Function </text:span><text:span text:style-name="T12">that</text:span><text:span text:style-name="T10"> </text:span><text:span text:style-name="T12">sets current status </text:span><text:span text:style-name="T16">of the object </text:span><text:span text:style-name="T12">to given.</text:span></text:p>
        </text:list-item>
        <text:list-item>
          <text:p text:style-name="P61">void setUnreadMessages(const SizeType)</text:p>
          <text:p text:style-name="P20"><text:span text:style-name="T7">// Function </text:span><text:span text:style-name="T12">that returns pointer of the object.</text:span></text:p>
        </text:list-item>
        <text:list-item>
          <text:p text:style-name="P78">ClientUser* getPointer()</text:p>
        </text:list-item>
      </text:list>
      <text:p text:style-name="P11"/>
      <text:h text:style-name="P58" text:outline-level="3">InputValidator</text:h>
      <text:p text:style-name="P10">Public interfaces for InputValidator:</text:p>
      <text:list xml:id="list2660149430954532602" text:style-name="L4">
        <text:list-header>
          <text:p text:style-name="P51"><text:span text:style-name="T7">// Function </text:span><text:span text:style-name="T17">that checks whether given login satisfies the requirements.</text:span></text:p>
        </text:list-header>
        <text:list-item>
          <text:p text:style-name="P66">String checkLogin(const String&amp;) const</text:p>
          <text:p text:style-name="P52"><text:soft-page-break/><text:span text:style-name="T7">// Function </text:span><text:span text:style-name="T17">that checks whether given login satisfies the requirements.</text:span></text:p>
        </text:list-item>
        <text:list-item>
          <text:p text:style-name="P71">String checkPassword(const String&amp;) const</text:p>
          <text:p text:style-name="P52"><text:span text:style-name="T7">// Function </text:span><text:span text:style-name="T17">that checks whether given surname satisfies the requirements.</text:span></text:p>
        </text:list-item>
        <text:list-item>
          <text:p text:style-name="P71">String checkName(const String&amp;) const</text:p>
          <text:p text:style-name="P52"><text:span text:style-name="T7">// Function </text:span><text:span text:style-name="T17">that checks whether given name satisfies the requirements.</text:span></text:p>
        </text:list-item>
        <text:list-item>
          <text:p text:style-name="P71">String checkSurName(const String&amp;) const</text:p>
          <text:p text:style-name="P52"><text:span text:style-name="T7">// Function </text:span><text:span text:style-name="T17">that checks whether given passwords match.</text:span></text:p>
        </text:list-item>
        <text:list-item>
          <text:p text:style-name="P80">bool checkPasswords(const String&amp;, const String&amp;) const</text:p>
        </text:list-item>
      </text:list>
      <text:h text:style-name="P58" text:outline-level="3">PopError</text:h>
      <text:p text:style-name="P10">Public interfaces for PopError:</text:p>
      <text:list xml:id="list143806660993576" text:continue-list="list143805725879938" text:style-name="L1">
        <text:list-header>
          <text:p text:style-name="P23">// Function for creating an object of <text:span text:style-name="T23">PopError.</text:span></text:p>
        </text:list-header>
        <text:list-item>
          <text:p text:style-name="P36">PopError()</text:p>
        </text:list-item>
      </text:list>
      <text:p text:style-name="P10"/>
      <text:list xml:id="list143806408968053" text:continue-numbering="true" text:style-name="L1">
        <text:list-header>
          <text:p text:style-name="P42"><text:span text:style-name="T6">// Function </text:span><text:span text:style-name="T18">that sets corresponding text to message box.</text:span></text:p>
        </text:list-header>
        <text:list-item>
          <text:p text:style-name="P61">void setText(const String&amp;)</text:p>
          <text:p text:style-name="P42"><text:span text:style-name="T6">// Function </text:span><text:span text:style-name="T18">that displays the message box on the screen.</text:span></text:p>
        </text:list-item>
        <text:list-item>
          <text:p text:style-name="P78">void execute()</text:p>
        </text:list-item>
      </text:list>
      <text:h text:style-name="P58" text:outline-level="3">LoginWindow</text:h>
      <text:p text:style-name="P10">Public interfaces for LoginWindow:</text:p>
      <text:list xml:id="list143807943709332" text:continue-numbering="true" text:style-name="L1">
        <text:list-header>
          <text:p text:style-name="P23">// Function for creating an object of <text:span text:style-name="T23">LoginWindow</text:span></text:p>
        </text:list-header>
        <text:list-item>
          <text:p text:style-name="P62"><text:span text:style-name="T24">LoginWindow(Controller&amp;)</text:span> <text:s/></text:p>
        </text:list-item>
      </text:list>
      <text:p text:style-name="P15"/>
      <text:list xml:id="list143806773342708" text:continue-numbering="true" text:style-name="L1">
        <text:list-header>
          <text:p text:style-name="P26">// Function for</text:p>
        </text:list-header>
        <text:list-item>
          <text:p text:style-name="P61">void closeRegWindow()</text:p>
          <text:p text:style-name="P26">// Function for</text:p>
        </text:list-item>
        <text:list-item>
          <text:p text:style-name="P78">void showWindow()</text:p>
        </text:list-item>
      </text:list>
      <text:h text:style-name="P58" text:outline-level="3">RegistrationWindow</text:h>
      <text:p text:style-name="P10">Public interfaces for RegistrationWindow:</text:p>
      <text:list xml:id="list143806228668380" text:continue-numbering="true" text:style-name="L1">
        <text:list-header>
          <text:p text:style-name="P23">// Function for creating an object of <text:span text:style-name="T23">RegistrationWindow</text:span></text:p>
        </text:list-header>
        <text:list-item>
          <text:p text:style-name="P72">RegistrationWindow(Controller&amp;)</text:p>
        </text:list-item>
      </text:list>
      <text:p text:style-name="P10"/>
      <text:h text:style-name="P58" text:outline-level="3">MainWindow</text:h>
      <text:p text:style-name="P10">Public interfaces for MainWindow:</text:p>
      <text:list xml:id="list143806821585964" text:continue-numbering="true" text:style-name="L1">
        <text:list-header>
          <text:p text:style-name="P23">// Function for creating an object of <text:span text:style-name="T23">MainWindow</text:span></text:p>
        </text:list-header>
      </text:list>
      <text:list xml:id="list8787971722162386810" text:style-name="L5">
        <text:list-item>
          <text:p text:style-name="P74">MainWindow(Controller&amp;)</text:p>
          <text:p text:style-name="P74"/>
          <text:p text:style-name="P29">// Function for</text:p>
        </text:list-item>
        <text:list-item>
          <text:p text:style-name="P67">void updateMainWindow(User&amp;)</text:p>
          <text:p text:style-name="P29">// Function for</text:p>
        </text:list-item>
        <text:list-item>
          <text:p text:style-name="P73">void updateMainWindow(Users&amp;)</text:p>
          <text:p text:style-name="P29">// Function for</text:p>
        </text:list-item>
        <text:list-item>
          <text:p text:style-name="P73">void setUser(User&amp;) </text:p>
          <text:p text:style-name="P29"><text:soft-page-break/>// Function for</text:p>
        </text:list-item>
        <text:list-item>
          <text:p text:style-name="P73">void updateMessageBox()</text:p>
          <text:p text:style-name="P29">// Function for</text:p>
        </text:list-item>
        <text:list-item>
          <text:p text:style-name="P73">void sendMessage(String&amp;<text:span text:style-name="T25">)</text:span></text:p>
          <text:p text:style-name="P29">// Function for</text:p>
        </text:list-item>
        <text:list-item>
          <text:p text:style-name="P81">void showWindow()</text:p>
        </text:list-item>
      </text:list>
      <text:h text:style-name="Heading_20_3" text:outline-level="3">MessagesBox</text:h>
      <text:p text:style-name="P10">Public interfaces for MessageBox:</text:p>
      <text:list xml:id="list143807983553908" text:continue-list="list143806821585964" text:style-name="L1">
        <text:list-header>
          <text:p text:style-name="P23">// Function for creating an object of <text:span text:style-name="T23">MessageBox</text:span></text:p>
        </text:list-header>
        <text:list-item>
          <text:p text:style-name="P65">MessageBox(MainWindow&amp;)</text:p>
        </text:list-item>
      </text:list>
      <text:p text:style-name="Preformatted_20_Text"/>
      <text:list xml:id="list143807973531552" text:continue-numbering="true" text:style-name="L1">
        <text:list-header>
          <text:p text:style-name="P61"/>
          <text:p text:style-name="P61"/>
          <text:p text:style-name="P75">// Function for</text:p>
        </text:list-header>
        <text:list-item>
          <text:p text:style-name="P63">void createMessageBox()</text:p>
          <text:p text:style-name="P26">// Function for</text:p>
        </text:list-item>
        <text:list-item>
          <text:p text:style-name="P61">void update(const <text:span text:style-name="T25">S</text:span>tring&amp;, Messages&amp;)</text:p>
          <text:p text:style-name="P26">// Function for</text:p>
        </text:list-item>
        <text:list-item>
          <text:p text:style-name="P61">void writeLeft(const <text:span text:style-name="T25">S</text:span>tring&amp;)</text:p>
          <text:p text:style-name="P26">// Function for</text:p>
        </text:list-item>
        <text:list-item>
          <text:p text:style-name="P61">void writeRight(const <text:span text:style-name="T25">S</text:span>tring&amp;)</text:p>
          <text:p text:style-name="P26">// Function for</text:p>
        </text:list-item>
        <text:list-item>
          <text:p text:style-name="P61">QTextEdit* getMessageText()</text:p>
          <text:p text:style-name="P26">// Function for</text:p>
        </text:list-item>
        <text:list-item>
          <text:p text:style-name="P78">QLayout* getMessageBox()</text:p>
        </text:list-item>
      </text:list>
      <text:h text:style-name="P58" text:outline-level="3">WriteBox</text:h>
      <text:p text:style-name="P10">Public interfaces for WriteBox:</text:p>
      <text:list xml:id="list143806877932319" text:continue-numbering="true" text:style-name="L1">
        <text:list-header>
          <text:p text:style-name="P23">// Function for creating an object of <text:span text:style-name="T23">WriteBox</text:span></text:p>
        </text:list-header>
        <text:list-item>
          <text:p text:style-name="P65">WriteBox(MainWindow&amp;)</text:p>
        </text:list-item>
      </text:list>
      <text:p text:style-name="P17"/>
      <text:list xml:id="list143806962602253" text:continue-numbering="true" text:style-name="L1">
        <text:list-header>
          <text:p text:style-name="P26">// Function for</text:p>
        </text:list-header>
        <text:list-item>
          <text:p text:style-name="P78">QLayout* getWriteBox()</text:p>
        </text:list-item>
      </text:list>
      <text:h text:style-name="P58" text:outline-level="3">Avatar</text:h>
      <text:p text:style-name="P10">Public interfaces for Avatar:</text:p>
      <text:p text:style-name="P8"><text:span text:style-name="T7"><text:tab/> <text:s text:c="2"/>// Function for creating an object of </text:span><text:span text:style-name="T8">Avatar</text:span></text:p>
      <text:list xml:id="list2683905372971972571" text:style-name="L6">
        <text:list-item>
          <text:p text:style-name="P68">Avatar(User&amp;, MainWindow&amp;);</text:p>
        </text:list-item>
      </text:list>
      <text:p text:style-name="P17"/>
      <text:list xml:id="list143807689266782" text:continue-list="list143806962602253" text:style-name="L1">
        <text:list-header>
          <text:p text:style-name="P26">// Function for</text:p>
        </text:list-header>
      </text:list>
      <text:list xml:id="list143806561728524" text:continue-list="list2683905372971972571" text:style-name="L6">
        <text:list-item>
          <text:p text:style-name="P77">void setStatus(bool)</text:p>
          <text:p text:style-name="P30">// Function for</text:p>
        </text:list-item>
        <text:list-item>
          <text:p text:style-name="P77">bool getStatus() const</text:p>
          <text:p text:style-name="P30">// Function for</text:p>
        </text:list-item>
        <text:list-item>
          <text:p text:style-name="P77">void incrementCount()</text:p>
          <text:p text:style-name="P30">// Function for</text:p>
        </text:list-item>
        <text:list-item>
          <text:p text:style-name="P82">String getLogin() </text:p>
        </text:list-item>
      </text:list>
      <text:h text:style-name="Heading_20_2" text:outline-level="2"><text:bookmark-start text:name="__RefHeading__501_1744266495"/><text:soft-page-break/>Source Code Organization<text:bookmark-end text:name="__RefHeading__501_1744266495"/></text:h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style:contextual-spacing="false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style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0.0.1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11</text:page-number> of <text:page-count>11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/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Development Specification</dc:title>
    <dc:description>This is a development specification document for Messenger.</dc:description>
    <meta:initial-creator>Arman</meta:initial-creator>
    <meta:creation-date>2007-04-28T18:20:52</meta:creation-date>
    <dc:date>2017-06-22T14:38:05.139363502</dc:date>
    <meta:printed-by>Ruben Osipyan</meta:printed-by>
    <meta:print-date>2009-01-26T12:03:59</meta:print-date>
    <dc:language>en-US</dc:language>
    <meta:editing-cycles>435</meta:editing-cycles>
    <meta:editing-duration>PT13H18M40S</meta:editing-duration>
    <dc:subject>Messenger</dc:subject>
    <meta:keyword>PDP</meta:keyword>
    <meta:keyword>Development procedure</meta:keyword>
    <meta:keyword>DevSpec</meta:keyword>
    <meta:keyword>Development Specification</meta:keyword>
    <meta:document-statistic meta:table-count="2" meta:image-count="0" meta:object-count="0" meta:page-count="11" meta:paragraph-count="303" meta:word-count="1682" meta:character-count="10573" meta:non-whitespace-character-count="9308"/>
    <meta:user-defined meta:name="Code">1123</meta:user-defined>
    <meta:user-defined meta:name="Version">0.0.1</meta:user-defined>
  </office:meta>
</office:document-meta>
</file>